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_20_Spacing">
      <style:text-properties officeooo:rsid="00352890" officeooo:paragraph-rsid="00352890"/>
    </style:style>
    <style:style style:name="P2" style:family="paragraph" style:parent-style-name="No_20_Spacing">
      <style:text-properties officeooo:rsid="0036fa5d" officeooo:paragraph-rsid="0036fa5d"/>
    </style:style>
    <style:style style:name="P3" style:family="paragraph" style:parent-style-name="No_20_Spacing" style:master-page-name="Standard">
      <style:paragraph-properties style:page-number="auto"/>
      <style:text-properties fo:color="#000000" officeooo:rsid="0036fa5d" officeooo:paragraph-rsid="00385053"/>
    </style:style>
    <style:style style:name="P4" style:family="paragraph" style:parent-style-name="No_20_Spacing">
      <style:text-properties fo:color="#000000" officeooo:rsid="0032cde9" officeooo:paragraph-rsid="0032cde9"/>
    </style:style>
    <style:style style:name="P5" style:family="paragraph" style:parent-style-name="No_20_Spacing">
      <style:text-properties fo:color="#000000" officeooo:rsid="00352890" officeooo:paragraph-rsid="00352890"/>
    </style:style>
    <style:style style:name="P6" style:family="paragraph" style:parent-style-name="No_20_Spacing">
      <style:text-properties fo:color="#000000" officeooo:rsid="0036fa5d" officeooo:paragraph-rsid="00385053"/>
    </style:style>
    <style:style style:name="T1" style:family="text">
      <style:text-properties fo:color="#000000"/>
    </style:style>
    <style:style style:name="T2" style:family="text">
      <style:text-properties officeooo:rsid="003850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www.tutorialspoint.com/redis/" text:style-name="Internet_20_link" text:visited-style-name="Visited_20_Internet_20_Link"><text:span text:style-name="T2">https://www.tutorialspoint.com/redis/</text:span>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apple-style-span" style:family="text" style:parent-style-name="Default_20_Paragraph_20_Fon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nu</meta:initial-creator>
    <meta:editing-cycles>191</meta:editing-cycles>
    <meta:creation-date>2015-08-07T20:28:00</meta:creation-date>
    <dc:date>2017-04-23T01:40:10.234031766</dc:date>
    <meta:editing-duration>P4DT10H10M49S</meta:editing-duration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37" meta:non-whitespace-character-count="37"/>
    <meta:user-defined meta:name="AppVersion">12.0000</meta:user-defined>
    <meta:user-defined meta:name="Company">Amdo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